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.353cm"/>
      <style:text-properties fo:font-size="11pt" style:font-size-asian="11pt" style:font-size-complex="11pt" fo:font-weight="bold" style:font-weight-asian="bold" style:font-weight-complex="bold"/>
    </style:style>
    <style:style style:name="ce3" style:family="table-cell" style:parent-style-name="Default" style:data-style-name="N0">
      <style:text-properties fo:font-size="11pt" style:font-size-asian="11pt" style:font-size-complex="11pt"/>
    </style:style>
    <style:style style:name="ce4" style:family="table-cell" style:parent-style-name="Default" style:data-style-name="N0">
      <style:table-cell-properties style:vertical-align="top" fo:wrap-option="wrap" style:repeat-content="false"/>
      <style:paragraph-properties fo:text-align="start" fo:margin-left="0.353cm"/>
      <style:text-properties fo:font-size="11pt" style:font-size-asian="11pt" style:font-size-complex="11pt"/>
    </style:style>
    <style:style style:name="ce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.353cm"/>
      <style:text-properties fo:font-size="11pt" style:font-size-asian="11pt" style:font-size-complex="11pt"/>
    </style:style>
    <style:style style:name="ce6" style:family="table-cell" style:parent-style-name="Default" style:data-style-name="N0">
      <style:table-cell-properties style:vertical-align="top" fo:wrap-option="wrap" style:repeat-content="false"/>
      <style:paragraph-properties fo:text-align="start" fo:margin-left="0.353cm"/>
      <style:text-properties fo:font-size="11pt" style:font-size-asian="11pt" style:font-size-complex="11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.353cm"/>
      <style:text-properties fo:font-size="11pt" style:font-size-asian="11pt" style:font-size-complex="11pt" style:text-underline-style="solid" style:text-underline-type="single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8.255cm"/>
    </style:style>
    <style:style style:name="co2" style:family="table-column">
      <style:table-column-properties fo:break-before="auto" style:column-width="12.2502083333333cm"/>
    </style:style>
    <style:style style:name="co3" style:family="table-column">
      <style:table-column-properties fo:break-before="auto" style:column-width="12.9910416666667cm"/>
    </style:style>
    <style:style style:name="co4" style:family="table-column">
      <style:table-column-properties fo:break-before="auto" style:column-width="9.39270833333333cm"/>
    </style:style>
    <style:style style:name="co5" style:family="table-column">
      <style:table-column-properties fo:break-before="auto" style:column-width="3.67770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77.65pt" style:use-optimal-row-height="fals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42.75pt" style:use-optimal-row-height="true" fo:break-before="auto"/>
    </style:style>
    <style:style style:name="ro5" style:family="table-row">
      <style:table-row-properties style:row-height="57pt" style:use-optimal-row-height="true" fo:break-before="auto"/>
    </style:style>
    <style:style style:name="ro6" style:family="table-row">
      <style:table-row-properties style:row-height="71.25pt" style:use-optimal-row-height="true" fo:break-before="auto"/>
    </style:style>
    <style:style style:name="ro7" style:family="table-row">
      <style:table-row-properties style:row-height="242.25pt" style:use-optimal-row-height="true" fo:break-before="auto"/>
    </style:style>
    <style:style style:name="ro8" style:family="table-row">
      <style:table-row-properties style:row-height="15.75pt" style:use-optimal-row-height="true" fo:break-before="auto"/>
    </style:style>
    <style:style style:name="ro9" style:family="table-row">
      <style:table-row-properties style:row-height="156.75pt" style:use-optimal-row-height="true" fo:break-before="auto"/>
    </style:style>
    <style:style style:name="ro10" style:family="table-row">
      <style:table-row-properties style:row-height="99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3" table:default-cell-style-name="ce4"/>
        <table:table-column table:style-name="co4" table:default-cell-style-name="ce4"/>
        <table:table-column table:style-name="co5" table:number-columns-repeated="16378" table:default-cell-style-name="ce4"/>
        <table:table-row table:style-name="ro1">
          <table:table-cell office:value-type="string" table:style-name="ce2">
            <text:p>Modello</text:p>
          </table:table-cell>
          <table:table-cell office:value-type="string" table:style-name="ce2">
            <text:p>Configurazione RAG</text:p>
          </table:table-cell>
          <table:table-cell office:value-type="string" table:style-name="ce2">
            <text:p>Prompt RAG</text:p>
          </table:table-cell>
          <table:table-cell office:value-type="string" table:style-name="ce2">
            <text:p>Prompt CAG</text:p>
          </table:table-cell>
          <table:table-cell table:number-columns-repeated="2" table:style-name="ce3"/>
          <table:table-cell table:number-columns-repeated="16378" table:style-name="ce4"/>
        </table:table-row>
        <table:table-row table:style-name="ro2">
          <table:table-cell office:value-type="string" table:style-name="ce5">
            <text:p>meta-llama/Llama-3.2-1B-Instruct</text:p>
          </table:table-cell>
          <table:table-cell office:value-type="string" table:style-name="ce5">
            <text:p>embed_model_name = "BAAI/bge-base-en-v1.5",</text:p>
            <text:p>chunk_size = 512,</text:p>
            <text:p>chunk_overlap = 64,</text:p>
            <text:p>Temperature = 0.4,</text:p>
            <text:p/>
          </table:table-cell>
          <table:table-cell office:value-type="string" table:style-name="ce5">
            <text:p>Sei un assistente bibliotecario. Hai accesso a una serie di documenti contenenti informazioni sul catalogo della Biblioteca Pontaniana di Napoli.</text:p>
            <text:p>Rispondi alle domande degli utenti cercando nei documenti le informazioni pertinenti.</text:p>
            <text:p/>
          </table:table-cell>
          <table:table-cell office:value-type="string" table:style-name="ce5">
            <text:p>Sei un assistente bibliotecario. Nel contesto ti sono fornite informazioni sul catalogo della Biblioteca Pontaniana di Napoli.</text:p>
            <text:p>Rispondi alle domande degli utenti con le informazioni pertinenti.</text:p>
            <text:p/>
          </table:table-cell>
          <table:table-cell table:number-columns-repeated="2" table:style-name="ce3"/>
          <table:table-cell table:number-columns-repeated="16378" table:style-name="ce4"/>
        </table:table-row>
        <table:table-row table:style-name="ro3">
          <table:table-cell table:number-columns-repeated="4" table:style-name="ce4"/>
          <table:table-cell table:style-name="ce3"/>
          <table:table-cell table:number-columns-repeated="16379" table:style-name="ce4"/>
        </table:table-row>
        <table:table-row table:style-name="ro1">
          <table:table-cell office:value-type="string" table:style-name="ce2">
            <text:p>Domanda</text:p>
          </table:table-cell>
          <table:table-cell office:value-type="string" table:style-name="ce2">
            <text:p>Risposta attesa</text:p>
          </table:table-cell>
          <table:table-cell office:value-type="string" table:style-name="ce2">
            <text:p>Risposta RAG</text:p>
          </table:table-cell>
          <table:table-cell office:value-type="string" table:style-name="ce2">
            <text:p>Risposta CAG</text:p>
          </table:table-cell>
          <table:table-cell table:style-name="ce3"/>
          <table:table-cell table:style-name="ce6"/>
          <table:table-cell table:style-name="ce4"/>
          <table:table-cell table:number-columns-repeated="16377" table:style-name="ce6"/>
        </table:table-row>
        <table:table-row table:style-name="ro4">
          <table:table-cell office:value-type="string" table:style-name="ce5">
            <text:p>Colore dell'inchiostro nel &lt;&lt;Delle famiglie nobili napoletane di Scipione Ammirato parte prima&gt;&gt;?</text:p>
          </table:table-cell>
          <table:table-cell office:value-type="string" table:style-name="ce5">
            <text:p>Nero</text:p>
          </table:table-cell>
          <table:table-cell office:value-type="string" table:style-name="ce5">
            <text:p>Il colore dell'inchiostro nel &lt;&lt;Delle famiglie nobili napoletane di Scipione Ammirato parte prima&gt;&gt; è il nero.</text:p>
          </table:table-cell>
          <table:table-cell office:value-type="string" table:style-name="ce5">
            <text:p>Il colore dell'inchiostro nel &lt;&lt;Delle famiglie nobili napoletane di Scipione Ammirato parte prima&gt;&gt; è nero.</text:p>
            <text:p/>
          </table:table-cell>
          <table:table-cell office:value-type="string" table:style-name="ce3">
            <text:p>entrambe corrette</text:p>
          </table:table-cell>
          <table:table-cell table:number-columns-repeated="16379" table:style-name="ce4"/>
        </table:table-row>
        <table:table-row table:style-name="ro5">
          <table:table-cell office:value-type="string" table:style-name="ce5">
            <text:p>Che tipo di illustrazione accompagna l'opera &lt;&lt;Delle famiglie nobili napoletane di Scipione Ammirato parte prima&gt;&gt;?</text:p>
            <text:p/>
          </table:table-cell>
          <table:table-cell office:value-type="string" table:style-name="ce5">
            <text:p>illustrazione calcografica “Tavola della prima parte delle famiglie nobili napoletane”. Marca tipografica: nella cornice del frontespizio figure allegoriche che affiancano due stemmi medicei sormontati da corona.</text:p>
          </table:table-cell>
          <table:table-cell office:value-type="string" table:style-name="ce5">
            <text:p>L'opera è un'opera di scultura del XVII secolo, rappresentante la famiglia nobiliare napoletana di Scipione Ammirato.</text:p>
            <text:p/>
          </table:table-cell>
          <table:table-cell office:value-type="string" table:style-name="ce5">
            <text:p>L'opera è accompagnata da un'illustrazione di un stemma di Medici, che rappresenta la famiglia Medici e la sua storia.</text:p>
          </table:table-cell>
          <table:table-cell office:value-type="string" table:style-name="ce3">
            <text:p>entrambe incomplete</text:p>
          </table:table-cell>
          <table:table-cell table:number-columns-repeated="16379" table:style-name="ce4"/>
        </table:table-row>
        <table:table-row table:style-name="ro6">
          <table:table-cell office:value-type="string" table:style-name="ce5">
            <text:p>Sono presenti anomalie nella numerazione delle pagine di alcuni libri? Se sí, quali?</text:p>
          </table:table-cell>
          <table:table-cell office:value-type="string" table:style-name="ce5">
            <text:p><text:span text:style-name="T1">Nel “D. Andreae de Isernia In usus feudorum commentaria.” s</text:span>ono presenti errori nella numerazione delle carte 240, 251 e 272. Nel “Delle famiglie nobili napoletane di Scipione Ammirato parte prima” Sono presenti errori nella numerazione delle pagine: da 160 passa a 173, ritorna a 161, prosegue fino a 172, salta da 172 a 185.</text:p>
          </table:table-cell>
          <table:table-cell office:value-type="string" table:style-name="ce5">
            <text:p>Sì, nella numerazione delle pagine di alcuni libri, sono presenti anomalie nella numerazione.</text:p>
          </table:table-cell>
          <table:table-cell office:value-type="string" table:style-name="ce5">
            <text:p>Sì, ci sono errori nella numerazione delle pagine di alcuni libri. Questi errori sono stati corretti nel 2019.</text:p>
            <text:p/>
          </table:table-cell>
          <table:table-cell office:value-type="string" table:style-name="ce3">
            <text:p>entrambe incomplete. CAG allucina</text:p>
          </table:table-cell>
          <table:table-cell table:number-columns-repeated="16379" table:style-name="ce4"/>
        </table:table-row>
        <table:table-row table:style-name="ro7">
          <table:table-cell office:value-type="string" table:style-name="ce5">
            <text:p>Quale tipo di legatura ha il &lt;&lt;Marci Tullii Ciceronis Orationes. Superiorum permissu&gt;&gt;?</text:p>
          </table:table-cell>
          <table:table-cell office:value-type="string" table:style-name="ce5">
            <text:p>Legatura su piatti di cartone; dorso liscio con autore e titolo dell’opera: CICERONIS ORATIONES</text:p>
          </table:table-cell>
          <table:table-cell office:value-type="string" table:style-name="ce5">
            <text:p>La legatura del &lt;&lt;Marci Tullii Ciceronis Orationes. Superiorum permissu&gt;&gt; è un legamento di legatura a testa, che significa che il testo è legato a testa.</text:p>
          </table:table-cell>
          <table:table-cell office:value-type="string" table:style-name="ce5">
            <text:p>La legatura del &lt;&lt;Marci Tullii Ciceronis Orationes. Superiorum permissu&gt;&gt; è una legatura a legatura a mano, a legatura a mano,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</text:p>
          </table:table-cell>
          <table:table-cell office:value-type="string" table:style-name="ce3">
            <text:p>entrambe errate. CAG non genera EOS token</text:p>
          </table:table-cell>
          <table:table-cell table:number-columns-repeated="16379" table:style-name="ce4"/>
        </table:table-row>
        <table:table-row table:style-name="ro4">
          <table:table-cell office:value-type="string" table:style-name="ce5">
            <text:p>Qual è il contributo specifico di Leonardo Liparulo all'opera originale di Andrea d'Isernia?</text:p>
          </table:table-cell>
          <table:table-cell office:value-type="string" table:style-name="ce5">
            <text:p>curatore e commentatore dell’opera</text:p>
          </table:table-cell>
          <table:table-cell office:value-type="string" table:style-name="ce5">
            <text:p>Leonardo Liparulo fu un pittore e scultore che lavorò all'opera originale di Andrea d'Isernia, ma non è noto che abbia contribuito specificamente a essa.</text:p>
          </table:table-cell>
          <table:table-cell office:value-type="string" table:style-name="ce5">
            <text:p>Leonardo Liparulo fu il curatore e commentatore dell'opera di Andrea d'Isernia "In usus feudorum commentaria".</text:p>
          </table:table-cell>
          <table:table-cell office:value-type="string" table:style-name="ce3">
            <text:p>CAG corretta, RAG errata.</text:p>
          </table:table-cell>
          <table:table-cell table:number-columns-repeated="16379" table:style-name="ce4"/>
        </table:table-row>
        <table:table-row table:number-rows-repeated="1048567" table:style-name="ro8">
          <table:table-cell table:number-columns-repeated="16384"/>
        </table:table-row>
      </table:table>
      <table:table table:name="Sheet2" table:style-name="ta2">
        <table:table-column table:style-name="co1" table:default-cell-style-name="ce4"/>
        <table:table-column table:style-name="co2" table:default-cell-style-name="ce4"/>
        <table:table-column table:style-name="co3" table:number-columns-repeated="3" table:default-cell-style-name="ce4"/>
        <table:table-column table:style-name="co4" table:default-cell-style-name="ce4"/>
        <table:table-column table:style-name="co5" table:default-cell-style-name="ce4"/>
        <table:table-column table:style-name="co5" table:number-columns-repeated="16377" table:default-cell-style-name="ce1"/>
        <table:table-row table:style-name="ro1">
          <table:table-cell office:value-type="string" table:style-name="ce2">
            <text:p>Modello</text:p>
          </table:table-cell>
          <table:table-cell office:value-type="string" table:style-name="ce2">
            <text:p>Configurazione RAG</text:p>
          </table:table-cell>
          <table:table-cell office:value-type="string" table:style-name="ce2">
            <text:p>Prompt RAG</text:p>
          </table:table-cell>
          <table:table-cell office:value-type="string" table:style-name="ce2">
            <text:p>Prompt CAG</text:p>
          </table:table-cell>
          <table:table-cell table:number-columns-repeated="2" table:style-name="ce3"/>
          <table:table-cell table:number-columns-repeated="16378"/>
        </table:table-row>
        <table:table-row table:style-name="ro2">
          <table:table-cell office:value-type="string" table:style-name="ce5">
            <text:p>meta-llama/Llama-3.2-3B-Instruct</text:p>
          </table:table-cell>
          <table:table-cell office:value-type="string" table:style-name="ce5">
            <text:p>embed_model_name = "BAAI/bge-base-en-v1.5",</text:p>
            <text:p>chunk_size = 512,</text:p>
            <text:p>chunk_overlap = 64,</text:p>
            <text:p>Temperature = 0.4,</text:p>
            <text:p/>
          </table:table-cell>
          <table:table-cell office:value-type="string" table:style-name="ce5">
            <text:p>Sei un assistente bibliotecario. Hai accesso a una serie di documenti contenenti informazioni sul catalogo della Biblioteca Pontaniana di Napoli.</text:p>
            <text:p>Rispondi alle domande degli utenti cercando nei documenti le informazioni pertinenti.</text:p>
            <text:p/>
          </table:table-cell>
          <table:table-cell office:value-type="string" table:style-name="ce5">
            <text:p>Sei un assistente bibliotecario. Nel contesto ti sono fornite informazioni sul catalogo della Biblioteca Pontaniana di Napoli.</text:p>
            <text:p>Rispondi alle domande degli utenti con le informazioni pertinenti.</text:p>
            <text:p/>
          </table:table-cell>
          <table:table-cell table:number-columns-repeated="2" table:style-name="ce3"/>
          <table:table-cell table:number-columns-repeated="16378"/>
        </table:table-row>
        <table:table-row table:style-name="ro3">
          <table:table-cell table:number-columns-repeated="4" table:style-name="ce4"/>
          <table:table-cell table:style-name="ce3"/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2">
            <text:p>Domanda</text:p>
          </table:table-cell>
          <table:table-cell office:value-type="string" table:style-name="ce2">
            <text:p>Risposta attesa</text:p>
          </table:table-cell>
          <table:table-cell office:value-type="string" table:style-name="ce2">
            <text:p>Risposta RAG</text:p>
          </table:table-cell>
          <table:table-cell office:value-type="string" table:style-name="ce2">
            <text:p>Risposta CAG</text:p>
          </table:table-cell>
          <table:table-cell table:style-name="ce3"/>
          <table:table-cell table:style-name="ce6"/>
          <table:table-cell table:number-columns-repeated="16378"/>
        </table:table-row>
        <table:table-row table:style-name="ro6">
          <table:table-cell office:value-type="string" table:style-name="ce5">
            <text:p>Colore dell'inchiostro nel &lt;&lt;Delle famiglie nobili napoletane di Scipione Ammirato parte prima&gt;&gt;?</text:p>
          </table:table-cell>
          <table:table-cell office:value-type="string" table:style-name="ce5">
            <text:p>Nero</text:p>
          </table:table-cell>
          <table:table-cell office:value-type="string" table:style-name="ce5">
            <text:p>Il colore dell'inchiostro è nero.</text:p>
            <text:p/>
          </table:table-cell>
          <table:table-cell office:value-type="string" table:style-name="ce5">
            <text:p>Il colore dell'inchiostro nel libro "Delle famiglie nobili napoletane di Scipione Ammirato parte prima" è nero.</text:p>
            <text:p/>
            <text:p>&lt;|system|</text:p>
            <text:p/>
          </table:table-cell>
          <table:table-cell table:style-name="ce3"/>
          <table:table-cell table:number-columns-repeated="2" table:style-name="ce4"/>
          <table:table-cell table:number-columns-repeated="16377"/>
        </table:table-row>
        <table:table-row table:style-name="ro5">
          <table:table-cell office:value-type="string" table:style-name="ce5">
            <text:p>Che tipo di illustrazione accompagna l'opera &lt;&lt;Delle famiglie nobili napoletane di Scipione Ammirato parte prima&gt;&gt;?</text:p>
            <text:p/>
          </table:table-cell>
          <table:table-cell office:value-type="string" table:style-name="ce5">
            <text:p>illustrazione calcografica “Tavola della prima parte delle famiglie nobili napoletane”. Marca tipografica: nella cornice del frontespizio figure allegoriche che affiancano due stemmi medicei sormontati da corona.</text:p>
          </table:table-cell>
          <table:table-cell office:value-type="string" table:style-name="ce5">
            <text:p>la illustrazione dell'opera Delle famiglie nobili napoletane di Scipione Ammirato parte prima è una tavola con illustrazioni xilografiche (o incisioni).</text:p>
          </table:table-cell>
          <table:table-cell office:value-type="string" table:style-name="ce5">
            <text:p>&lt;|system|</text:p>
          </table:table-cell>
          <table:table-cell table:number-columns-repeated="3" table:style-name="ce4"/>
          <table:table-cell table:number-columns-repeated="16377"/>
        </table:table-row>
        <table:table-row table:style-name="ro9">
          <table:table-cell office:value-type="string" table:style-name="ce7">
            <text:p>Sono presenti anomalie nella numerazione delle pagine di alcuni libri? Se sí, quali?</text:p>
          </table:table-cell>
          <table:table-cell office:value-type="string" table:style-name="ce5">
            <text:p><text:span text:style-name="T1">Nel “D. Andreae de Isernia In usus feudorum commentaria.” s</text:span>ono presenti errori nella numerazione delle carte 240, 251 e 272. Nel “Delle famiglie nobili napoletane di Scipione Ammirato parte prima” Sono presenti errori nella numerazione delle pagine: da 160 passa a 173, ritorna a 161, prosegue fino a 172, salta da 172 a 185.</text:p>
          </table:table-cell>
          <table:table-cell office:value-type="string" table:style-name="ce5">
            <text:p>I due libri con errori nella numerazione delle pagine sono "Delle famiglie nobili napoletane di Scipione Ammirato parte prima" (libro con segnatura fiore) e "D. Andreae de Isernia In usus feudorum commentaria" (libro con segnatura *4 a-z8 A-S8 T4), con errori nelle numerazioni delle pagine 160-173, 240, 251 e 272.</text:p>
          </table:table-cell>
          <table:table-cell office:value-type="string" table:style-name="ce5">
            <text:p>Sì, sono presenti anomalie nella numerazione delle pagine di alcuni libri. In particolare, si notano errori nella numerazione delle pagine di tre libri:</text:p>
            <text:p>- "Delle famiglie nobili napoletane di Scipione Ammirato parte prima" (1580): le pagine 160 passano a 173, ritornano a 161, proseguono fino a 172, e saltano da 172 a 185.</text:p>
            <text:p>- "Marci Tullii Ciceronis Orationes" (1541): non sono presenti anomalie nella numerazione delle pagine.</text:p>
            <text:p>- "D. Andreae de Isernia In usus feudorum commentaria" (1579): le pagine 240, 251 e 272 presentano errori nella numerazione.</text:p>
            <text:p/>
          </table:table-cell>
          <table:table-cell table:style-name="ce3"/>
          <table:table-cell table:number-columns-repeated="2" table:style-name="ce4"/>
          <table:table-cell table:number-columns-repeated="16377"/>
        </table:table-row>
        <table:table-row table:style-name="ro4">
          <table:table-cell office:value-type="string" table:style-name="ce5">
            <text:p>Quale tipo di legatura ha il &lt;&lt;Marci Tullii Ciceronis Orationes. Superiorum permissu&gt;&gt;?</text:p>
          </table:table-cell>
          <table:table-cell office:value-type="string" table:style-name="ce5">
            <text:p>Legatura su piatti di cartone; dorso liscio con autore e titolo dell’opera: CICERONIS ORATIONES</text:p>
          </table:table-cell>
          <table:table-cell office:value-type="string" table:style-name="ce5">
            <text:p>La &lt;&lt;Marci Tullii Ciceronis Orationes. Superiorum permissu&gt;&gt; è una raccolta di orazioni di Marco Tullio Cicerone, pubblicata con il permesso dei superiori.</text:p>
          </table:table-cell>
          <table:table-cell office:value-type="string" table:style-name="ce5">
            <text:p>&lt;|system|</text:p>
          </table:table-cell>
          <table:table-cell table:style-name="ce3"/>
          <table:table-cell table:number-columns-repeated="2" table:style-name="ce4"/>
          <table:table-cell table:number-columns-repeated="16377"/>
        </table:table-row>
        <table:table-row table:style-name="ro10">
          <table:table-cell office:value-type="string" table:style-name="ce5">
            <text:p>Qual è il contributo specifico di Leonardo Liparulo all'opera originale di Andrea d'Isernia?</text:p>
          </table:table-cell>
          <table:table-cell office:value-type="string" table:style-name="ce5">
            <text:p>curatore e commentatore dell’opera</text:p>
          </table:table-cell>
          <table:table-cell office:value-type="string" table:style-name="ce5">
            <text:p>Il contributo specifico di Leonardo Liparulo all'opera originale di Andrea d'Isernia non è documentato.</text:p>
          </table:table-cell>
          <table:table-cell office:value-type="string" table:style-name="ce5">
            <text:p>Il contributo specifico di Leonardo Liparulo all'opera originale di Andrea d'Isernia è quello di averla illustrata con commenti e glosses perpetui, oltre a averla integrata con alcune lucubrazioni di doctissimi iurisconsultori. Inoltre, Liparulo ha aggiunto un indice rerum et verborum locupletissimo. Questo contributo ha reso l'opera più completa e utile per gli studiosi del diritto feudale.</text:p>
            <text:p/>
          </table:table-cell>
          <table:table-cell table:style-name="ce3"/>
          <table:table-cell table:number-columns-repeated="2" table:style-name="ce4"/>
          <table:table-cell table:number-columns-repeated="16377"/>
        </table:table-row>
        <table:table-row table:style-name="ro3">
          <table:table-cell table:number-columns-repeated="2" table:style-name="ce4"/>
          <table:table-cell table:style-name="ce1"/>
          <table:table-cell table:number-columns-repeated="4" table:style-name="ce4"/>
          <table:table-cell table:number-columns-repeated="16377"/>
        </table:table-row>
        <table:table-row table:number-rows-repeated="1048566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925</meta:generator>
    <dc:creator>GIUSEPPE AMATO</dc:creator>
    <meta:creation-date>2025-07-17T10:09:19Z</meta:creation-date>
    <dc:date>2025-07-22T08:33:25Z</dc:date>
    <meta:editing-cycles>9</meta:editing-cycles>
    <meta:editing-duration>PT2485S</meta:editing-duration>
  </office:meta>
</office:document-meta>
</file>